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text:p text:style-name="Standard">222<text:p text:style-name="Standard">3<text:p text:style-name="Standard">Svante</text:p>3</text:p>222</text:p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17:37:44.79</meta:creation-date>
    <meta:document-statistic meta:table-count="0" meta:image-count="0" meta:object-count="0" meta:page-count="1" meta:paragraph-count="1" meta:word-count="1" meta:character-count="2"/>
    <dc:date>2013-02-07T17:38:16.58</dc:date>
    <meta:editing-duration>PT32S</meta:editing-duration>
    <meta:editing-cycles>1</meta:editing-cycles>
    <meta:generator>OpenOffice.org/3.4.1$Win32 OpenOffice.org_project/341m1$Build-9593</meta:generator>
  </office:meta>
</office:document-meta>
</file>